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f6a923" officeooo:paragraph-rsid="03f83661"/>
    </style:style>
    <style:style style:name="P4" style:family="paragraph" style:parent-style-name="Text_20_body">
      <style:text-properties officeooo:rsid="03f6a923" officeooo:paragraph-rsid="0418b8ad"/>
    </style:style>
    <style:style style:name="P5" style:family="paragraph" style:parent-style-name="Text_20_body">
      <style:text-properties officeooo:rsid="03f6a923" officeooo:paragraph-rsid="041d7d01"/>
    </style:style>
    <style:style style:name="P6" style:family="paragraph" style:parent-style-name="Text_20_body">
      <style:text-properties officeooo:rsid="03f6a923" officeooo:paragraph-rsid="043052de"/>
    </style:style>
    <style:style style:name="P7" style:family="paragraph" style:parent-style-name="Text_20_body">
      <style:text-properties officeooo:rsid="04149ae3" officeooo:paragraph-rsid="041ddf4e"/>
    </style:style>
    <style:style style:name="P8" style:family="paragraph" style:parent-style-name="Text_20_body">
      <style:text-properties officeooo:rsid="0418b8ad" officeooo:paragraph-rsid="0418b8ad"/>
    </style:style>
    <style:style style:name="P9" style:family="paragraph" style:parent-style-name="Text_20_body">
      <style:text-properties officeooo:rsid="0418b8ad" officeooo:paragraph-rsid="043c6ba8"/>
    </style:style>
    <style:style style:name="P10" style:family="paragraph" style:parent-style-name="Text_20_body">
      <style:text-properties officeooo:rsid="041f48ec" officeooo:paragraph-rsid="041f48ec"/>
    </style:style>
    <style:style style:name="P11" style:family="paragraph" style:parent-style-name="Text_20_body">
      <style:text-properties officeooo:rsid="04208753" officeooo:paragraph-rsid="04208753"/>
    </style:style>
    <style:style style:name="P12" style:family="paragraph" style:parent-style-name="Text_20_body">
      <style:text-properties officeooo:paragraph-rsid="043873fe"/>
    </style:style>
    <style:style style:name="P13" style:family="paragraph" style:parent-style-name="Heading_20_2"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top="0in" fo:margin-bottom="0in" loext:contextual-spacing="false"/>
      <style:text-properties officeooo:rsid="04091c36" officeooo:paragraph-rsid="043873fe"/>
    </style:style>
    <style:style style:name="P15" style:family="paragraph" style:parent-style-name="Heading_20_1">
      <style:text-properties officeooo:rsid="03d8a769" officeooo:paragraph-rsid="03d8a769"/>
    </style:style>
    <style:style style:name="P16" style:family="paragraph" style:parent-style-name="Text_20_body" style:list-style-name="L1">
      <style:text-properties officeooo:rsid="04455759" officeooo:paragraph-rsid="04455759"/>
    </style:style>
    <style:style style:name="P17" style:family="paragraph" style:parent-style-name="Text_20_body">
      <style:text-properties officeooo:rsid="04455759" officeooo:paragraph-rsid="04455759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officeooo:rsid="04352b89" officeooo:paragraph-rsid="04352b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a8bbf9" style:font-weight-asian="bold" style:font-weight-complex="bold"/>
    </style:style>
    <style:style style:name="T3" style:family="text">
      <style:text-properties fo:font-weight="bold" officeooo:rsid="03ad5288" style:font-weight-asian="bold" style:font-weight-complex="bold"/>
    </style:style>
    <style:style style:name="T4" style:family="text">
      <style:text-properties fo:font-weight="bold" officeooo:rsid="03f83661" style:font-weight-asian="bold" style:font-weight-complex="bold"/>
    </style:style>
    <style:style style:name="T5" style:family="text">
      <style:text-properties fo:font-weight="bold" officeooo:rsid="03fc4cce" style:font-weight-asian="bold" style:font-weight-complex="bold"/>
    </style:style>
    <style:style style:name="T6" style:family="text">
      <style:text-properties fo:font-weight="bold" officeooo:rsid="041d7d01" style:font-weight-asian="bold" style:font-weight-complex="bold"/>
    </style:style>
    <style:style style:name="T7" style:family="text">
      <style:text-properties fo:font-weight="bold" officeooo:rsid="041ddf4e" style:font-weight-asian="bold" style:font-weight-complex="bold"/>
    </style:style>
    <style:style style:name="T8" style:family="text">
      <style:text-properties officeooo:rsid="03a8bbf9"/>
    </style:style>
    <style:style style:name="T9" style:family="text">
      <style:text-properties officeooo:rsid="03ab7950"/>
    </style:style>
    <style:style style:name="T10" style:family="text">
      <style:text-properties fo:font-style="normal" fo:font-weight="normal" officeooo:rsid="03a8bbf9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3ad5288" style:font-style-asian="normal" style:font-weight-asian="normal" style:font-style-complex="normal" style:font-weight-complex="normal"/>
    </style:style>
    <style:style style:name="T12" style:family="text">
      <style:text-properties officeooo:rsid="03f83661"/>
    </style:style>
    <style:style style:name="T13" style:family="text">
      <style:text-properties officeooo:rsid="03fc4cce"/>
    </style:style>
    <style:style style:name="T14" style:family="text">
      <style:text-properties officeooo:rsid="04024cbb"/>
    </style:style>
    <style:style style:name="T15" style:family="text">
      <style:text-properties fo:font-weight="normal" officeooo:rsid="03f83661" style:font-weight-asian="normal" style:font-weight-complex="normal"/>
    </style:style>
    <style:style style:name="T16" style:family="text">
      <style:text-properties officeooo:rsid="040ba86e"/>
    </style:style>
    <style:style style:name="T17" style:family="text">
      <style:text-properties officeooo:rsid="040fba0f"/>
    </style:style>
    <style:style style:name="T18" style:family="text">
      <style:text-properties officeooo:rsid="041654dd"/>
    </style:style>
    <style:style style:name="T19" style:family="text">
      <style:text-properties officeooo:rsid="0418b8ad"/>
    </style:style>
    <style:style style:name="T20" style:family="text">
      <style:text-properties officeooo:rsid="041b08e7"/>
    </style:style>
    <style:style style:name="T21" style:family="text">
      <style:text-properties officeooo:rsid="041d7d01"/>
    </style:style>
    <style:style style:name="T22" style:family="text">
      <style:text-properties officeooo:rsid="041ddf4e"/>
    </style:style>
    <style:style style:name="T23" style:family="text">
      <style:text-properties officeooo:rsid="04247f58"/>
    </style:style>
    <style:style style:name="T24" style:family="text">
      <style:text-properties officeooo:rsid="042bda77"/>
    </style:style>
    <style:style style:name="T25" style:family="text">
      <style:text-properties officeooo:rsid="043052de"/>
    </style:style>
    <style:style style:name="T26" style:family="text">
      <style:text-properties officeooo:rsid="043498c8"/>
    </style:style>
    <style:style style:name="T27" style:family="text">
      <style:text-properties officeooo:rsid="0440992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63in" fo:text-indent="-0.25in" fo:margin-left="0.556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63in" fo:text-indent="-0.25in" fo:margin-left="0.806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63in" fo:text-indent="-0.25in" fo:margin-left="1.056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63in" fo:text-indent="-0.25in" fo:margin-left="1.306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63in" fo:text-indent="-0.25in" fo:margin-left="1.556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63in" fo:text-indent="-0.25in" fo:margin-left="1.806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63in" fo:text-indent="-0.25in" fo:margin-left="2.056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63in" fo:text-indent="-0.25in" fo:margin-left="2.306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63in" fo:text-indent="-0.25in" fo:margin-left="2.556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63in" fo:text-indent="-0.25in" fo:margin-left="2.806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אלגוריתמים <text:span text:style-name="T16">כלכליים</text:span> - <text:span text:style-name="T25">מטלות</text:span></text:h>
      <text:p text:style-name="P6"><text:span text:style-name="T5">מטרה</text:span><text:span text:style-name="T13">: </text:span>בעיניי, אחת מזכויות הסטודנטים היא לקבל <text:span text:style-name="T25">מטלות </text:span>בכל שבוע, כדי להבין <text:span text:style-name="T9">ולתרגל את החומר הנלמד.</text:span> כשהייתי סטודנט ולא קיבלתי מספיק <text:span text:style-name="T25">מטלות</text:span>, הרגשתי שאני לא מקבל תמורה מלאה לכספי.<text:span text:style-name="T12"> </text:span></text:p>
      <text:p text:style-name="P4"><text:span text:style-name="T19">לכן</text:span> אשתדל <text:span text:style-name="T14">(בלי נדר) לתת מטלה בכל שבוע. בכל מטלה יהיו מספר שאלות, יש לפתור שאלה </text:span><text:span text:style-name="T15">אחת</text:span><text:span text:style-name="T12">.</text:span></text:p>
      <text:p text:style-name="P8"><text:span text:style-name="T1">עומס עבודה משוער</text:span>: <text:span text:style-name="T20">1-2 שעות בשבוע, כולל חזרה על החומר</text:span>. </text:p>
      <text:p text:style-name="P3"><text:span text:style-name="T4">ציון</text:span><text:span text:style-name="T12">: </text:span>משקל <text:span text:style-name="T17">המטלות הוא 10% מהציון הסופי</text:span>.<text:span text:style-name="T12"> הציון על כל מטלה הוא בינארי - עובר או נכשל. </text:span></text:p>
      <text:p text:style-name="P12"><text:span text:style-name="T2">זמן</text:span><text:span text:style-name="T8">: יש לפתור כל מטלה תוך </text:span><text:span text:style-name="T10">שב</text:span><text:span text:style-name="T11">וע אחד</text:span><text:span text:style-name="T3"> </text:span><text:span text:style-name="T8">מיום נתינתה. <text:s text:c="2"/>כל מטלה תיפתר בהרצאה בשבוע הבא, כך שאין אפשרות להגיש באיחור. מי שיש לו סיבה מוצדקת שמנעה ממנו להגיש בזמן, יכול לבקש פטוֹר ע"י הגשת בקשה במוּדל בתיבת-ההגשה של המטלה.</text:span></text:p>
      <text:p text:style-name="P14"><text:span text:style-name="T1">הגשה</text:span>:<text:span text:style-name="T26"> הגשה אישית. מותר ומומלץ לעבוד בצוותים, בתנאים הבאים:</text:span></text:p>
      <text:list xml:id="list2797155450" text:style-name="L1">
        <text:list-item>
          <text:p text:style-name="P18">כל חבר-צוות אחראי להגיש במודל באופן עצמאי, גם אם שאר חברי-הצוות במילואים, לידה וכו'.</text:p>
        </text:list-item>
        <text:list-item>
          <text:p text:style-name="P18">יש לכתוב בראש כל עותק מוגש את שמות כל חברי הצוות, כדי שלא תיחשדו בהעתקה.</text:p>
        </text:list-item>
        <text:list-item>
          <text:p text:style-name="P16">כל חבר-צוות חייב להבין את הפתרון שהוגש ע"י הצוות.</text:p>
        </text:list-item>
      </text:list>
      <text:p text:style-name="P17"/>
      <text:p text:style-name="P13">מטל<text:span text:style-name="T18">ת רשות </text:span>- הבנת מאמר מחקרי</text:p>
      <text:p text:style-name="P5"><text:span text:style-name="T5">מטרה</text:span><text:span text:style-name="T13">: בנוסף למטלות השבועיות תהיה מטלה נוספת, שמטרתה לאפשר למעוניינים להתעמק יותר באחד הנושאים שנלמדו בקורס. </text:span></text:p>
      <text:p text:style-name="P5"><text:span text:style-name="T6">ציון</text:span><text:span text:style-name="T21">: עד 10 נקודות בונוס, שיתווספו לציון הבחינה.</text:span></text:p>
      <text:p text:style-name="P9"><text:span text:style-name="T1">עומס עבודה משוער</text:span>:<text:span text:style-name="T21"> מספר ימים. המטלה לא קלה; היא מומלצת בעיקר לסטודנטים המתעניינים במיוחד באחד מהנושאים הנלמדים בקורס, או לומדים לתואר שני, או שוקלים לעשות תואר שני.</text:span></text:p>
      <text:p text:style-name="P7"><text:span text:style-name="T7">מהות המטלה</text:span><text:span text:style-name="T22">: בהמשך הקורס תתפרסם רשימת מאמרים מחקריים מהשנים האחרונות, העוסקים בנושאי הקורס. סטודנט המעוניין לעשות את המטלה, יבחר אחד מהמאמרים ויקבל אישור ממני - כדי לוודא שכל מאמר נבחר ע"י סטודנט אחד לכל היותר. לאחר קבלת האישור, יש לכתוב סיכום מפורט של המאמר. שימו לב: לא מדובר בתירגום המאמר לעברית, אלא בסיכום מורחב הכולל גם דוגמאות והסברים מעבר לכתוב במאמר, וכן ביקורת ורעיונות לשיפור. <text:s/>לאחר כתיבת הסיכום, יש להכין מצגת לצורך הצגת המאמר בהרצאה האחרונה בסמסטר. ציון מלא יינתן רק לעבודה מושלמת.</text:span></text:p>
      <text:p text:style-name="P11"><text:span text:style-name="T1">הגשה</text:span>: ביחידים <text:span text:style-name="T27">או בצוותים</text:span>, ובלבד שמספר המאמרים יהיה כמספר חברי-הצוות <text:span text:style-name="T25">- </text:span>יחיד מגיש מאמר אחד, זוג מגיש שני מאמרים, <text:span text:style-name="T23">שלשה מגישה 3 מאמרים וכו'. מותר ורצוי לבחור מאמרים בנושא דומה.</text:span></text:p>
      <text:p text:style-name="P10"><text:span text:style-name="T1">זמן</text:span>: יש <text:span text:style-name="T24">להגיש את המטלה עד לפני ההרצאה האחרונה של הסמסטר. מומלץ מאד להגיש קודם - למקרה שיידרשו תיקונים ושיפורים בסיכום או במצגת. 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19-02-27T19:45:42.412000000</dc:date>
    <meta:editing-duration>P8DT9H49M47S</meta:editing-duration>
    <meta:editing-cycles>994</meta:editing-cycles>
    <meta:document-statistic meta:table-count="0" meta:image-count="0" meta:object-count="0" meta:page-count="1" meta:paragraph-count="19" meta:word-count="367" meta:character-count="2057" meta:non-whitespace-character-count="1704"/>
  </office:meta>
</office:document-meta>
</file>